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e515" officeooo:paragraph-rsid="001be515"/>
    </style:style>
    <style:style style:name="P2" style:family="paragraph" style:parent-style-name="Standard">
      <style:text-properties style:text-underline-style="solid" style:text-underline-width="auto" style:text-underline-color="font-color" officeooo:rsid="001be515" officeooo:paragraph-rsid="0023d460"/>
    </style:style>
    <style:style style:name="P3" style:family="paragraph" style:parent-style-name="Standard">
      <style:text-properties style:text-underline-style="solid" style:text-underline-width="auto" style:text-underline-color="font-color" officeooo:rsid="001e2ec0" officeooo:paragraph-rsid="001e2ec0"/>
    </style:style>
    <style:style style:name="P4" style:family="paragraph" style:parent-style-name="Standard">
      <style:text-properties style:text-underline-style="none" officeooo:rsid="001be515" officeooo:paragraph-rsid="001be515"/>
    </style:style>
    <style:style style:name="P5" style:family="paragraph" style:parent-style-name="Standard">
      <style:text-properties style:text-underline-style="none" officeooo:rsid="001be515" officeooo:paragraph-rsid="0023d460"/>
    </style:style>
    <style:style style:name="P6" style:family="paragraph" style:parent-style-name="Standard">
      <style:text-properties style:text-underline-style="none" officeooo:rsid="001d6106" officeooo:paragraph-rsid="001d6106"/>
    </style:style>
    <style:style style:name="P7" style:family="paragraph" style:parent-style-name="Standard">
      <style:text-properties style:text-underline-style="none" officeooo:rsid="001fa1c6" officeooo:paragraph-rsid="001fa1c6"/>
    </style:style>
    <style:style style:name="P8" style:family="paragraph" style:parent-style-name="Standard">
      <style:text-properties style:text-underline-style="none" officeooo:rsid="0020c547" officeooo:paragraph-rsid="0022cb70"/>
    </style:style>
    <style:style style:name="P9" style:family="paragraph" style:parent-style-name="Standard">
      <style:text-properties style:text-underline-style="none" officeooo:rsid="00225bdd" officeooo:paragraph-rsid="0023d460"/>
    </style:style>
    <style:style style:name="P10" style:family="paragraph" style:parent-style-name="Standard">
      <style:text-properties style:text-underline-style="none" officeooo:rsid="0025cd0d" officeooo:paragraph-rsid="0025cd0d"/>
    </style:style>
    <style:style style:name="P11" style:family="paragraph" style:parent-style-name="Standard">
      <style:text-properties fo:font-size="22pt" style:text-underline-style="solid" style:text-underline-width="auto" style:text-underline-color="font-color" fo:font-weight="bold" officeooo:rsid="001be515" officeooo:paragraph-rsid="0024e05c" style:font-size-asian="22pt" style:font-weight-asian="bold" style:font-size-complex="22pt" style:font-weight-complex="bold"/>
    </style:style>
    <style:style style:name="P12" style:family="paragraph" style:parent-style-name="Standard">
      <style:text-properties fo:color="#009900" fo:font-size="20pt" style:text-underline-style="solid" style:text-underline-width="auto" style:text-underline-color="font-color" fo:font-weight="bold" officeooo:rsid="0022cb70" officeooo:paragraph-rsid="0025cd0d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009900" fo:font-size="20pt" style:text-underline-style="solid" style:text-underline-width="auto" style:text-underline-color="font-color" fo:font-weight="bold" officeooo:rsid="0022cb70" officeooo:paragraph-rsid="0023d460" style:font-size-asian="20pt" style:font-weight-asian="bold" style:font-size-complex="20pt" style:font-weight-complex="bold"/>
    </style:style>
    <style:style style:name="P14" style:family="paragraph" style:parent-style-name="Standard">
      <style:text-properties style:text-underline-style="none" officeooo:rsid="0022cb70" officeooo:paragraph-rsid="0023d460"/>
    </style:style>
    <style:style style:name="P15" style:family="paragraph" style:parent-style-name="Standard">
      <style:text-properties style:text-underline-style="none" officeooo:rsid="002a8081" officeooo:paragraph-rsid="002a8081"/>
    </style:style>
    <style:style style:name="P16" style:family="paragraph" style:parent-style-name="Standard">
      <style:text-properties style:text-underline-style="solid" style:text-underline-width="auto" style:text-underline-color="font-color" officeooo:rsid="0020c547" officeooo:paragraph-rsid="002a889e"/>
    </style:style>
    <style:style style:name="P17" style:family="paragraph" style:parent-style-name="Standard">
      <style:paragraph-properties fo:text-align="center" style:justify-single-word="false"/>
      <style:text-properties fo:color="#6666ff" fo:font-size="15pt" fo:font-weight="bold" officeooo:rsid="0026c19f" officeooo:paragraph-rsid="002a889e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ff" fo:font-size="15pt" fo:font-weight="bold" officeooo:rsid="0026c19f" officeooo:paragraph-rsid="002c5237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6666ff" fo:font-size="15pt" fo:font-weight="bold" officeooo:rsid="0026c19f" officeooo:paragraph-rsid="002d386d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2pt" style:text-underline-style="solid" style:text-underline-width="auto" style:text-underline-color="font-color" officeooo:rsid="0020c547" officeooo:paragraph-rsid="002a8081" style:font-size-asian="10.5pt" style:font-size-complex="12pt"/>
    </style:style>
    <style:style style:name="P21" style:family="paragraph" style:parent-style-name="Standard">
      <style:text-properties fo:font-size="12pt" style:text-underline-style="solid" style:text-underline-width="auto" style:text-underline-color="font-color" officeooo:rsid="0020c547" officeooo:paragraph-rsid="002c5237" style:font-size-asian="10.5pt" style:font-size-complex="12pt"/>
    </style:style>
    <style:style style:name="P22" style:family="paragraph" style:parent-style-name="Standard">
      <style:text-properties fo:color="#000000" fo:font-size="12pt" style:text-underline-style="none" fo:font-weight="normal" officeooo:rsid="002908b9" officeooo:paragraph-rsid="002908b9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style:text-underline-style="none" fo:font-weight="normal" officeooo:rsid="0026c19f" officeooo:paragraph-rsid="0026c19f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style:text-underline-style="none" fo:font-weight="normal" officeooo:rsid="002a8081" officeooo:paragraph-rsid="002a8081" style:font-size-asian="10.5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officeooo:rsid="0026c19f" officeooo:paragraph-rsid="002a889e"/>
    </style:style>
    <style:style style:name="P26" style:family="paragraph" style:parent-style-name="Table_20_Contents">
      <style:paragraph-properties fo:text-align="center" style:justify-single-word="false"/>
      <style:text-properties officeooo:rsid="0026c19f" officeooo:paragraph-rsid="002c5237"/>
    </style:style>
    <style:style style:name="P27" style:family="paragraph" style:parent-style-name="Table_20_Contents">
      <style:paragraph-properties fo:text-align="center" style:justify-single-word="false"/>
      <style:text-properties officeooo:rsid="0026c19f" officeooo:paragraph-rsid="002d386d"/>
    </style:style>
    <style:style style:name="P28" style:family="paragraph" style:parent-style-name="Table_20_Contents">
      <style:paragraph-properties fo:text-align="center" style:justify-single-word="false"/>
      <style:text-properties fo:color="#009900" fo:font-weight="bold" officeooo:rsid="002a889e" officeooo:paragraph-rsid="002a889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9900" fo:font-weight="bold" officeooo:rsid="002a889e" officeooo:paragraph-rsid="002c5237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9900" fo:font-weight="bold" officeooo:rsid="002a889e" officeooo:paragraph-rsid="002e8ac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9900" fo:font-weight="bold" officeooo:rsid="002a889e" officeooo:paragraph-rsid="0030529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5pt" officeooo:rsid="002908b9" officeooo:paragraph-rsid="002a889e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fo:font-size="15pt" officeooo:rsid="002908b9" officeooo:paragraph-rsid="002c5237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fo:font-size="15pt" officeooo:rsid="002908b9" officeooo:paragraph-rsid="002d386d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fo:color="#ff0000" fo:font-weight="bold" officeooo:rsid="002a889e" officeooo:paragraph-rsid="002a889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0000" fo:font-weight="bold" officeooo:rsid="002a889e" officeooo:paragraph-rsid="002c523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0000" fo:font-weight="bold" officeooo:rsid="002a889e" officeooo:paragraph-rsid="002e8acb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0000" fo:font-weight="bold" officeooo:rsid="00305299" officeooo:paragraph-rsid="0030529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2a8081" officeooo:paragraph-rsid="002a889e"/>
    </style:style>
    <style:style style:name="P40" style:family="paragraph" style:parent-style-name="Table_20_Contents">
      <style:paragraph-properties fo:text-align="center" style:justify-single-word="false"/>
      <style:text-properties officeooo:rsid="002a8081" officeooo:paragraph-rsid="002c5237"/>
    </style:style>
    <style:style style:name="P41" style:family="paragraph" style:parent-style-name="Table_20_Contents">
      <style:paragraph-properties fo:text-align="center" style:justify-single-word="false"/>
      <style:text-properties officeooo:rsid="002a8081" officeooo:paragraph-rsid="002d386d"/>
    </style:style>
    <style:style style:name="P42" style:family="paragraph" style:parent-style-name="Table_20_Contents">
      <style:text-properties officeooo:paragraph-rsid="002a889e"/>
    </style:style>
    <style:style style:name="P43" style:family="paragraph" style:parent-style-name="Table_20_Contents">
      <style:text-properties officeooo:paragraph-rsid="002c5237"/>
    </style:style>
    <style:style style:name="P44" style:family="paragraph" style:parent-style-name="Table_20_Contents">
      <style:text-properties officeooo:paragraph-rsid="002d386d"/>
    </style:style>
    <style:style style:name="P45" style:family="paragraph">
      <style:paragraph-properties fo:text-align="center"/>
    </style:style>
    <style:style style:name="T1" style:family="text">
      <style:text-properties officeooo:rsid="001d6106"/>
    </style:style>
    <style:style style:name="T2" style:family="text">
      <style:text-properties officeooo:rsid="00225bdd"/>
    </style:style>
    <style:style style:name="T3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9900" fo:font-size="22pt" fo:font-weight="bold" officeooo:rsid="0024e05c" style:font-size-asian="22pt" style:font-weight-asian="bold" style:font-size-complex="22pt" style:font-weight-complex="bold"/>
    </style:style>
    <style:style style:name="T5" style:family="text">
      <style:text-properties fo:color="#009900" fo:font-weight="bold" officeooo:rsid="0024e05c" style:font-weight-asian="bold" style:font-weight-complex="bold"/>
    </style:style>
    <style:style style:name="T6" style:family="text">
      <style:text-properties fo:color="#009900" fo:font-size="12pt" fo:font-weight="bold" officeooo:rsid="0024e05c" style:font-size-asian="10.5pt" style:font-weight-asian="bold" style:font-size-complex="12pt" style:font-weight-complex="bold"/>
    </style:style>
    <style:style style:name="T7" style:family="text">
      <style:text-properties officeooo:rsid="0024e05c"/>
    </style:style>
    <style:style style:name="T8" style:family="text">
      <style:text-properties fo:color="#6666ff" fo:font-weight="bold" officeooo:rsid="0026c19f" style:font-weight-asian="bold" style:font-weight-complex="bold"/>
    </style:style>
    <style:style style:name="T9" style:family="text">
      <style:text-properties fo:color="#6666ff" fo:font-weight="bold" officeooo:rsid="002a889e" style:font-weight-asian="bold" style:font-weight-complex="bold"/>
    </style:style>
    <style:style style:name="T10" style:family="text">
      <style:text-properties fo:color="#6666ff" fo:font-weight="bold" officeooo:rsid="002c5237" style:font-weight-asian="bold" style:font-weight-complex="bold"/>
    </style:style>
    <style:style style:name="T11" style:family="text">
      <style:text-properties fo:color="#6666ff" fo:font-weight="bold" officeooo:rsid="002d386d" style:font-weight-asian="bold" style:font-weight-complex="bold"/>
    </style:style>
    <style:style style:name="T12" style:family="text">
      <style:text-properties officeooo:rsid="002a8081"/>
    </style:style>
    <style:style style:name="T13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cc00cc" fo:font-weight="bold" style:font-weight-asian="bold" style:font-weight-complex="bold"/>
    </style:style>
    <style:style style:name="T15" style:family="text">
      <style:text-properties fo:color="#cc00cc" fo:font-weight="bold" officeooo:rsid="002a8081" style:font-weight-asian="bold" style:font-weight-complex="bold"/>
    </style:style>
    <style:style style:name="T16" style:family="text">
      <style:text-properties officeooo:rsid="002c5237"/>
    </style:style>
    <style:style style:name="T17" style:family="text">
      <style:text-properties officeooo:rsid="002e8acb"/>
    </style:style>
    <style:style style:name="T18" style:family="text">
      <style:text-properties officeooo:rsid="002fcb0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P</text:span><text:span text:style-name="T3">roblemas Resueltos</text:span></text:p>
      <text:p text:style-name="P1"/>
      <text:p text:style-name="P11">Problemas con el código v.<text:span text:style-name="T7">4</text:span>00</text:p>
      <text:p text:style-name="P1"/>
      <text:p text:style-name="P10">La placa no manda datos por UART. Solamente envía #.</text:p>
      <text:p text:style-name="P10">Además, tampoco reconoce los comandos recibidos.</text:p>
      <text:p text:style-name="P10">Es como si la UART no anduviera.</text:p>
      <text:p text:style-name="P10"/>
      <text:p text:style-name="P12">Solución:</text:p>
      <text:p text:style-name="P10">En DR_Init.c debo inicializar el TIMER0 antes que la UART. (qué sentido tiene esto? No lo sé)</text:p>
      <text:p text:style-name="P1"/>
      <text:p text:style-name="P1"><draw:line text:anchor-type="paragraph" draw:z-index="2" draw:style-name="gr1" draw:text-style-name="P45" svg:x1="0.1646in" svg:y1="0.0598in" svg:x2="6.452in" svg:y2="0.0598in"><text:p/></draw:line></text:p>
      <text:p text:style-name="P8">Script MATLAB de AsyS</text:p>
      <text:p text:style-name="P8">- No grafica ningún dato</text:p>
      <text:p text:style-name="P8">- Las muestras se están enviando por UART.<text:span text:style-name="T2"> </text:span></text:p>
      <text:p text:style-name="P1"/>
      <text:p text:style-name="P13">Solución:</text:p>
      <text:p text:style-name="P9">no debe estar abierto simultaneamente el cutecom.</text:p>
      <text:p text:style-name="P9"/>
      <text:p text:style-name="P9"><draw:line text:anchor-type="paragraph" draw:z-index="1" draw:style-name="gr1" draw:text-style-name="P45" svg:x1="0.1646in" svg:y1="0.0598in" svg:x2="6.452in" svg:y2="0.0598in"><text:p/></draw:line></text:p>
      <text:p text:style-name="P11">Problemas con el código v.300</text:p>
      <text:p text:style-name="P9"/>
      <text:p text:style-name="P2"/>
      <text:p text:style-name="P1">Secuencia:</text:p>
      <text:p text:style-name="P4">- Bajar código</text:p>
      <text:p text:style-name="P4">- Calibrar (botón o comando por UART)</text:p>
      <text:p text:style-name="P4"/>
      <text:p text:style-name="P4">Resultado:</text:p>
      <text:p text:style-name="P4">Muestreo no envía datos por UART (la variable adc_dato_disponible nunca se pone en 1)</text:p>
      <text:p text:style-name="P4"/>
      <text:p text:style-name="P7">Debug:</text:p>
      <text:p text:style-name="P7">Luego de calibrar: poner breakpoint en la interrupción del ADC. Entra siempre.</text:p>
      <text:p text:style-name="P7">Significa que nunca dejó de muestrear.</text:p>
      <text:p text:style-name="P7"/>
      <text:p text:style-name="P7">Diagnóstico:</text:p>
      <text:p text:style-name="P7">En ambas MDE el flag de StopSampling lo pongo en 1. Por qué no se detiene ?</text:p>
      <text:p text:style-name="P7"/>
      <text:p text:style-name="P13">Solución:</text:p>
      <text:p text:style-name="P14">En el SysTick nunca se ponía en 0 la variable f_Stop_Sampling. Estaba mal escrita.</text:p>
      <text:p text:style-name="P5"/>
      <text:p text:style-name="P4"><draw:line text:anchor-type="paragraph" draw:z-index="0" draw:style-name="gr1" draw:text-style-name="P45" svg:x1="0.1646in" svg:y1="0.0598in" svg:x2="6.452in" svg:y2="0.0598in"><text:p/></draw:line></text:p>
      <text:p text:style-name="P3">Secuencia:</text:p>
      <text:p text:style-name="P4">- <text:span text:style-name="T1">Muestrear</text:span></text:p>
      <text:p text:style-name="P4">- <text:span text:style-name="T1">Calibrar (comando por UART)</text:span></text:p>
      <text:p text:style-name="P4"/>
      <text:p text:style-name="P6">Resultado:</text:p>
      <text:p text:style-name="P6">Se cuelga la calibración en el primer muestreo (mano abierta). Hay que reiniciar el stick.</text:p>
      <text:p text:style-name="P6"/>
      <text:p text:style-name="P13"><text:soft-page-break/>Solución:</text:p>
      <text:p text:style-name="P14">En el SysTick nunca se ponía en 0 la variable f_Stop_Sampling. Estaba mal escrita.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3:10:54.405947405</meta:creation-date>
    <dc:date>2018-12-04T00:32:08.928975627</dc:date>
    <meta:editing-duration>PT1H12M9S</meta:editing-duration>
    <meta:editing-cycles>20</meta:editing-cycles>
    <meta:generator>LibreOffice/5.0.3.2$Linux_X86_64 LibreOffice_project/00m0$Build-2</meta:generator>
    <meta:document-statistic meta:table-count="0" meta:image-count="0" meta:object-count="0" meta:page-count="2" meta:paragraph-count="32" meta:word-count="195" meta:character-count="1154" meta:non-whitespace-character-count="990"/>
  </office:meta>
</office:document-meta>
</file>